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2" style:family="table">
      <style:table-properties style:width="6.6931in" table:align="margins" style:writing-mode="lr-tb"/>
    </style:style>
    <style:style style:name="Таблица12.A" style:family="table-column">
      <style:table-column-properties style:column-width="2.2313in" style:rel-column-width="21845*"/>
    </style:style>
    <style:style style:name="Таблица12.A1" style:family="table-cell">
      <style:table-cell-properties fo:background-color="transparent" fo:padding="0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2.B1" style:family="table-cell">
      <style:table-cell-properties fo:background-color="transparent" fo:padding="0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2.C1" style:family="table-cell">
      <style:table-cell-properties fo:background-color="transparent" fo:padding="0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31in" table:align="margins" style:writing-mode="lr-tb"/>
    </style:style>
    <style:style style:name="tgrad1.A" style:family="table-column">
      <style:table-column-properties style:column-width="2.2313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31in" table:align="margins" style:writing-mode="lr-tb"/>
    </style:style>
    <style:style style:name="tgrad2.A" style:family="table-column">
      <style:table-column-properties style:column-width="2.2313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31in" table:align="margins" style:writing-mode="lr-tb"/>
    </style:style>
    <style:style style:name="tgrad3.A" style:family="table-column">
      <style:table-column-properties style:column-width="2.2313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31in" table:align="margins" style:writing-mode="lr-tb"/>
    </style:style>
    <style:style style:name="tgrad4.A" style:family="table-column">
      <style:table-column-properties style:column-width="2.2313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31in" table:align="margins" style:writing-mode="lr-tb"/>
    </style:style>
    <style:style style:name="tgrad5.A" style:family="table-column">
      <style:table-column-properties style:column-width="2.2313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31in" table:align="margins" style:writing-mode="lr-tb"/>
    </style:style>
    <style:style style:name="tgrad6.A" style:family="table-column">
      <style:table-column-properties style:column-width="2.2313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31in" table:align="margins" style:writing-mode="lr-tb"/>
    </style:style>
    <style:style style:name="tgrad7.A" style:family="table-column">
      <style:table-column-properties style:column-width="2.2313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31in" table:align="margins" style:writing-mode="lr-tb"/>
    </style:style>
    <style:style style:name="tgrad8.A" style:family="table-column">
      <style:table-column-properties style:column-width="2.2313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31in" table:align="margins" style:writing-mode="lr-tb"/>
    </style:style>
    <style:style style:name="tgrad9.A" style:family="table-column">
      <style:table-column-properties style:column-width="2.2313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31in" table:align="margins" style:writing-mode="lr-tb"/>
    </style:style>
    <style:style style:name="tgrad10.A" style:family="table-column">
      <style:table-column-properties style:column-width="2.2313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1" style:family="table">
      <style:table-properties style:width="6.6931in" table:align="margins" style:writing-mode="lr-tb"/>
    </style:style>
    <style:style style:name="tgrad11.A" style:family="table-column">
      <style:table-column-properties style:column-width="2.2313in" style:rel-column-width="21845*"/>
    </style:style>
    <style:style style:name="tgrad1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12" style:family="table">
      <style:table-properties style:width="6.6931in" table:align="margins" style:writing-mode="lr-tb"/>
    </style:style>
    <style:style style:name="tgrad12.A" style:family="table-column">
      <style:table-column-properties style:column-width="2.2313in" style:rel-column-width="21845*"/>
    </style:style>
    <style:style style:name="tgrad1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3" style:family="table">
      <style:table-properties style:width="6.6931in" table:align="margins" style:writing-mode="lr-tb"/>
    </style:style>
    <style:style style:name="tgrad13.A" style:family="table-column">
      <style:table-column-properties style:column-width="2.2313in" style:rel-column-width="21845*"/>
    </style:style>
    <style:style style:name="tgrad1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4" style:family="table">
      <style:table-properties style:width="6.6931in" table:align="margins" style:writing-mode="lr-tb"/>
    </style:style>
    <style:style style:name="tgrad14.A" style:family="table-column">
      <style:table-column-properties style:column-width="2.2313in" style:rel-column-width="21845*"/>
    </style:style>
    <style:style style:name="tgrad1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5" style:family="table">
      <style:table-properties style:width="6.6931in" table:align="margins" style:writing-mode="lr-tb"/>
    </style:style>
    <style:style style:name="tgrad15.A" style:family="table-column">
      <style:table-column-properties style:column-width="2.2313in" style:rel-column-width="21845*"/>
    </style:style>
    <style:style style:name="tgrad1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6" style:family="table">
      <style:table-properties style:width="6.6931in" table:align="margins" style:writing-mode="lr-tb"/>
    </style:style>
    <style:style style:name="tgrad16.A" style:family="table-column">
      <style:table-column-properties style:column-width="2.2313in" style:rel-column-width="21845*"/>
    </style:style>
    <style:style style:name="tgrad1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7" style:family="table">
      <style:table-properties style:width="6.6931in" table:align="margins" style:writing-mode="lr-tb"/>
    </style:style>
    <style:style style:name="tgrad17.A" style:family="table-column">
      <style:table-column-properties style:column-width="2.2313in" style:rel-column-width="21845*"/>
    </style:style>
    <style:style style:name="tgrad1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8" style:family="table">
      <style:table-properties style:width="6.6931in" table:align="margins" style:writing-mode="lr-tb"/>
    </style:style>
    <style:style style:name="tgrad18.A" style:family="table-column">
      <style:table-column-properties style:column-width="2.2313in" style:rel-column-width="21845*"/>
    </style:style>
    <style:style style:name="tgrad1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9" style:family="table">
      <style:table-properties style:width="6.6931in" table:align="margins" style:writing-mode="lr-tb"/>
    </style:style>
    <style:style style:name="tgrad19.A" style:family="table-column">
      <style:table-column-properties style:column-width="2.2313in" style:rel-column-width="21845*"/>
    </style:style>
    <style:style style:name="tgrad1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0" style:family="table">
      <style:table-properties style:width="6.6931in" table:align="margins" style:writing-mode="lr-tb"/>
    </style:style>
    <style:style style:name="tgrad20.A" style:family="table-column">
      <style:table-column-properties style:column-width="2.2313in" style:rel-column-width="21845*"/>
    </style:style>
    <style:style style:name="tgrad2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1" style:family="table">
      <style:table-properties style:width="6.6931in" table:align="margins" style:writing-mode="lr-tb"/>
    </style:style>
    <style:style style:name="tgrad21.A" style:family="table-column">
      <style:table-column-properties style:column-width="2.2313in" style:rel-column-width="21845*"/>
    </style:style>
    <style:style style:name="tgrad2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2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2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2" style:family="table">
      <style:table-properties style:width="6.6931in" table:align="margins" style:writing-mode="lr-tb"/>
    </style:style>
    <style:style style:name="tgrad22.A" style:family="table-column">
      <style:table-column-properties style:column-width="2.2313in" style:rel-column-width="21845*"/>
    </style:style>
    <style:style style:name="tgrad2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3" style:family="table">
      <style:table-properties style:width="6.6931in" table:align="margins" style:writing-mode="lr-tb"/>
    </style:style>
    <style:style style:name="tgrad23.A" style:family="table-column">
      <style:table-column-properties style:column-width="2.2313in" style:rel-column-width="21845*"/>
    </style:style>
    <style:style style:name="tgrad2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4" style:family="table">
      <style:table-properties style:width="6.6931in" table:align="margins" style:writing-mode="lr-tb"/>
    </style:style>
    <style:style style:name="tgrad24.A" style:family="table-column">
      <style:table-column-properties style:column-width="2.2313in" style:rel-column-width="21845*"/>
    </style:style>
    <style:style style:name="tgrad2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5" style:family="table">
      <style:table-properties style:width="6.6931in" table:align="margins" style:writing-mode="lr-tb"/>
    </style:style>
    <style:style style:name="tgrad25.A" style:family="table-column">
      <style:table-column-properties style:column-width="2.2313in" style:rel-column-width="21845*"/>
    </style:style>
    <style:style style:name="tgrad2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6" style:family="table">
      <style:table-properties style:width="6.6931in" table:align="margins" style:writing-mode="lr-tb"/>
    </style:style>
    <style:style style:name="tgrad26.A" style:family="table-column">
      <style:table-column-properties style:column-width="2.2313in" style:rel-column-width="21845*"/>
    </style:style>
    <style:style style:name="tgrad2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7" style:family="table">
      <style:table-properties style:width="6.6931in" table:align="margins" style:writing-mode="lr-tb"/>
    </style:style>
    <style:style style:name="tgrad27.A" style:family="table-column">
      <style:table-column-properties style:column-width="2.2313in" style:rel-column-width="21845*"/>
    </style:style>
    <style:style style:name="tgrad2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8" style:family="table">
      <style:table-properties style:width="6.6931in" table:align="margins" style:writing-mode="lr-tb"/>
    </style:style>
    <style:style style:name="tgrad28.A" style:family="table-column">
      <style:table-column-properties style:column-width="2.2313in" style:rel-column-width="21845*"/>
    </style:style>
    <style:style style:name="tgrad2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9" style:family="table">
      <style:table-properties style:width="6.6931in" table:align="margins" style:writing-mode="lr-tb"/>
    </style:style>
    <style:style style:name="tgrad29.A" style:family="table-column">
      <style:table-column-properties style:column-width="2.2313in" style:rel-column-width="21845*"/>
    </style:style>
    <style:style style:name="tgrad2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0" style:family="table">
      <style:table-properties style:width="6.6931in" table:align="margins" style:writing-mode="lr-tb"/>
    </style:style>
    <style:style style:name="tgrad30.A" style:family="table-column">
      <style:table-column-properties style:column-width="2.2313in" style:rel-column-width="21845*"/>
    </style:style>
    <style:style style:name="tgrad3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1" style:family="table">
      <style:table-properties style:width="6.6931in" table:align="margins" style:writing-mode="lr-tb"/>
    </style:style>
    <style:style style:name="tgrad31.A" style:family="table-column">
      <style:table-column-properties style:column-width="2.2313in" style:rel-column-width="21845*"/>
    </style:style>
    <style:style style:name="tgrad3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3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3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32" style:family="table">
      <style:table-properties style:width="6.6931in" table:align="margins" style:writing-mode="lr-tb"/>
    </style:style>
    <style:style style:name="tgrad32.A" style:family="table-column">
      <style:table-column-properties style:column-width="2.2313in" style:rel-column-width="21845*"/>
    </style:style>
    <style:style style:name="tgrad3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3" style:family="table">
      <style:table-properties style:width="6.6931in" table:align="margins" style:writing-mode="lr-tb"/>
    </style:style>
    <style:style style:name="tgrad33.A" style:family="table-column">
      <style:table-column-properties style:column-width="2.2313in" style:rel-column-width="21845*"/>
    </style:style>
    <style:style style:name="tgrad3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4" style:family="table">
      <style:table-properties style:width="6.6931in" table:align="margins" style:writing-mode="lr-tb"/>
    </style:style>
    <style:style style:name="tgrad34.A" style:family="table-column">
      <style:table-column-properties style:column-width="2.2313in" style:rel-column-width="21845*"/>
    </style:style>
    <style:style style:name="tgrad3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5" style:family="table">
      <style:table-properties style:width="6.6931in" table:align="margins" style:writing-mode="lr-tb"/>
    </style:style>
    <style:style style:name="tgrad35.A" style:family="table-column">
      <style:table-column-properties style:column-width="2.2313in" style:rel-column-width="21845*"/>
    </style:style>
    <style:style style:name="tgrad3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6" style:family="table">
      <style:table-properties style:width="6.6931in" table:align="margins" style:writing-mode="lr-tb"/>
    </style:style>
    <style:style style:name="tgrad36.A" style:family="table-column">
      <style:table-column-properties style:column-width="2.2313in" style:rel-column-width="21845*"/>
    </style:style>
    <style:style style:name="tgrad3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7" style:family="table">
      <style:table-properties style:width="6.6931in" table:align="margins" style:writing-mode="lr-tb"/>
    </style:style>
    <style:style style:name="tgrad37.A" style:family="table-column">
      <style:table-column-properties style:column-width="2.2313in" style:rel-column-width="21845*"/>
    </style:style>
    <style:style style:name="tgrad3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8" style:family="table">
      <style:table-properties style:width="6.6931in" table:align="margins" style:writing-mode="lr-tb"/>
    </style:style>
    <style:style style:name="tgrad38.A" style:family="table-column">
      <style:table-column-properties style:column-width="2.2313in" style:rel-column-width="21845*"/>
    </style:style>
    <style:style style:name="tgrad3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9" style:family="table">
      <style:table-properties style:width="6.6931in" table:align="margins" style:writing-mode="lr-tb"/>
    </style:style>
    <style:style style:name="tgrad39.A" style:family="table-column">
      <style:table-column-properties style:column-width="2.2313in" style:rel-column-width="21845*"/>
    </style:style>
    <style:style style:name="tgrad3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0" style:family="table">
      <style:table-properties style:width="6.6931in" table:align="margins" style:writing-mode="lr-tb"/>
    </style:style>
    <style:style style:name="tgrad40.A" style:family="table-column">
      <style:table-column-properties style:column-width="2.2313in" style:rel-column-width="21845*"/>
    </style:style>
    <style:style style:name="tgrad4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125in" fo:margin-left="-0.0097in" fo:margin-right="-0.0097in" table:align="margins" style:writing-mode="lr-tb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9" style:family="paragraph" style:parent-style-name="Standard">
      <style:text-properties style:font-name="Arial" fo:font-size="5pt" style:font-size-asian="5pt" style:font-size-complex="5pt"/>
    </style:style>
    <style:style style:name="P10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 style:font-weight-complex="normal"/>
    </style:style>
    <style:style style:name="P15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4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26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style:font-size-asian="9pt" style:font-name-complex="Arial" style:font-size-complex="9pt"/>
    </style:style>
    <style:style style:name="P36" style:family="paragraph" style:parent-style-name="Table_20_Contents">
      <style:text-properties style:font-name="Arial" fo:font-size="9pt" style:font-size-asian="9pt" style:font-size-complex="9pt"/>
    </style:style>
    <style:style style:name="P37" style:family="paragraph" style:parent-style-name="Text_20_body">
      <style:paragraph-properties loext:contextual-spacing="false"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8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/>
    </style:style>
    <style:style style:name="P39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9pt" fo:font-weight="normal" fo:background-color="transparent" style:font-size-asian="9pt" style:font-weight-asian="normal" style:font-name-complex="Arial" style:font-size-complex="9pt"/>
    </style:style>
    <style:style style:name="P40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Text_20_body">
      <style:paragraph-properties fo:margin-top="0in" fo:margin-bottom="0in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2" style:family="paragraph" style:parent-style-name="Text_20_body">
      <style:paragraph-properties style:line-height-at-least="0.0693in"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/>
    </style:style>
    <style:style style:name="P4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5" style:family="paragraph" style:parent-style-name="Standard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46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48" style:family="paragraph" style:parent-style-name="Standard" style:list-style-name="L1">
      <style:paragraph-properties fo:margin-left="0.6598in" fo:margin-right="0in" fo:text-align="justify" style:justify-single-word="false" fo:text-indent="-0.25in" style:auto-text-indent="false">
        <style:tab-stops/>
      </style:paragraph-properties>
      <style:text-properties fo:font-size="10pt" style:font-size-asian="10pt" style:font-size-complex="10pt"/>
    </style:style>
    <style:style style:name="P49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9" style:family="text">
      <style:text-properties fo:language="en" fo:country="US" style:font-name-complex="Symbol"/>
    </style:style>
    <style:style style:name="T10" style:family="text">
      <style:text-properties style:text-position="super 58%"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en" fo:country="US" style:font-name-complex="Arial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style:font-name-complex="Arial"/>
    </style:style>
    <style:style style:name="T18" style:family="text">
      <style:text-properties fo:language="ru" fo:country="RU"/>
    </style:style>
    <style:style style:name="T19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0" style:family="text">
      <style:text-properties style:font-name-complex="Arial"/>
    </style:style>
    <style:style style:name="T21" style:family="text">
      <style:text-properties style:text-position="0% 100%" fo:font-style="normal" style:font-style-asian="normal" style:font-style-complex="normal"/>
    </style:style>
    <style:style style:name="T22" style:family="text">
      <style:text-properties style:text-position="0% 100%" fo:language="en" fo:country="US" fo:font-style="normal" style:font-style-asian="normal" style:font-style-complex="normal"/>
    </style:style>
    <style:style style:name="T23" style:family="text">
      <style:text-properties style:text-underline-style="solid" style:text-underline-width="auto" style:text-underline-color="font-color" fo:font-weight="bold" style:font-weight-asian="bold"/>
    </style:style>
    <style:style style:name="T24" style:family="text">
      <style:text-properties fo:background-color="transparent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ize="10pt" fo:language="en" fo:country="US" style:text-underline-style="none" fo:font-weight="bold" style:font-size-asian="10pt" style:font-name-complex="Arial"/>
    </style:style>
    <style:style style:name="T27" style:family="text">
      <style:text-properties fo:font-size="10pt" fo:language="en" fo:country="US" style:font-size-asian="10pt" style:font-name-complex="Arial"/>
    </style:style>
    <style:style style:name="T28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29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30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1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32" style:family="text">
      <style:text-properties fo:font-size="10pt" style:font-size-asian="10pt" style:font-name-complex="Arial"/>
    </style:style>
    <style:style style:name="T3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CALIBRATION CERTIFICATE</text:p>
      <text:p text:style-name="P3"><text:span text:style-name="T19">AT2327 Alarm Dosimeter</text:span><text:span text:style-name="T26"><text:tab/></text:span><text:span text:style-name="T27">Date of calibration: </text:span><text:span text:style-name="T28">$date</text:span><text:span text:style-name="T31">.</text:span></text:p>
      <text:p text:style-name="P8"/>
      <text:p text:style-name="P4"><text:span text:style-name="T27">SN</text:span><text:span text:style-name="T32">: </text:span><text:span text:style-name="T29">$serial</text:span></text:p>
      <text:p text:style-name="P9"/>
      <text:p text:style-name="P11"><text:span text:style-name="T27">Type: </text:span><text:span text:style-name="T30">BDKG-02</text:span></text:p>
      <text:p text:style-name="P9"/>
      <text:p text:style-name="P5">Measurement limits: <text:span text:style-name="T23">BDKG-02: γ 0.1 µSv/h – 10 Sv/h;</text:span></text:p>
      <text:p text:style-name="P10"/>
      <text:p text:style-name="P5">Measurement error: <text:span text:style-name="T23">BDKG-02: ±15%</text:span></text:p>
      <text:p text:style-name="P15"/>
      <text:p text:style-name="P5">Operating conditions: </text:p>
      <text:p text:style-name="P43"><text:span text:style-name="T7">- Air temperature<text:tab/></text:span><text:span text:style-name="T20"><text:tab/><text:tab/><text:tab/><text:tab/>+</text:span><text:span text:style-name="T7">$temp</text:span><text:span text:style-name="T20"> °</text:span><text:span text:style-name="T7">C</text:span></text:p>
      <text:p text:style-name="P47">- Atmospheric pressure<text:tab/><text:tab/><text:tab/><text:tab/>98,5 kPa</text:p>
      <text:p text:style-name="P43"><text:span text:style-name="T7">- Relative humidity<text:tab/><text:tab/></text:span><text:span text:style-name="T7"><text:tab/><text:tab/>$vlag %</text:span></text:p>
      <text:p text:style-name="P44">- Gamma radiation background<text:tab/><text:tab/><text:tab/>$bground <text:s/>nSv/h</text:p>
      <text:p text:style-name="Standard"><text:span text:style-name="Знак_20_примечания"><text:span text:style-name="T1"/></text:span></text:p>
      <text:p text:style-name="P27">Calibration means:</text:p>
      <text:p text:style-name="P46">- $eng_facility_110;</text:p>
      <text:p text:style-name="P45">- $eng_facility_130;</text:p>
      <text:p text:style-name="P45">- $facility_src_cs_eng;</text:p>
      <text:list xml:id="list158349213922692058" text:style-name="L1">
        <text:list-header>
          <text:p text:style-name="P48"><text:span text:style-name="Знак_20_примечания"><text:span text:style-name="T4"/></text:span></text:p>
        </text:list-header>
      </text:list>
      <text:p text:style-name="P6"/>
      <text:p text:style-name="P12">Calibration data</text:p>
      <text:p text:style-name="P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6"><text:span text:style-name="T5">BDKG-02 (</text:span><text:span text:style-name="T9">γ</text:span><text:span text:style-name="T5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9">Dose rate at check point <text:span text:style-name="T11">Ḣ</text:span><text:span text:style-name="T15">oi</text:span><text:span text:style-name="T21">(10)</text:span></text:p>
          </table:table-cell>
          <table:table-cell table:style-name="t1.B2" table:number-rows-spanned="3" office:value-type="string">
            <text:p text:style-name="P26">Radia-tion source <text:s/>number</text:p>
          </table:table-cell>
          <table:table-cell table:style-name="t1.B2" table:number-rows-spanned="3" office:value-type="string">
            <text:p text:style-name="P20">Distan-ce to source, </text:p>
            <text:p text:style-name="P21">R, сm</text:p>
          </table:table-cell>
          <table:table-cell table:style-name="t1.B2" table:number-columns-spanned="5" office:value-type="string">
            <text:p text:style-name="P2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0"><text:span text:style-name="T24">Relative gamma radiation dose rate measure-ment</text:span> error</text:p>
            <text:p text:style-name="P20"><text:span text:style-name="T11">θ</text:span><text:span text:style-name="T16">пр</text:span><text:span text:style-name="T15">i</text:span>, %</text:p>
          </table:table-cell>
          <table:table-cell table:style-name="t1.B2" table:number-rows-spanned="3" office:value-type="string">
            <text:p text:style-name="P25">Confidence limit of the intrinsic <text:s/>relative error <text:span text:style-name="T25">Δ</text:span><text:span text:style-name="T15">i</text:span>, % during calibration</text:p>
          </table:table-cell>
          <table:table-cell table:style-name="t1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3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1.D3" table:number-columns-spanned="3" office:value-type="string">
            <text:p text:style-name="P23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3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4"><text:span text:style-name="T11">H</text:span><text:span text:style-name="T12">1</text:span></text:p>
          </table:table-cell>
          <table:table-cell table:style-name="t1.D3" office:value-type="string">
            <text:p text:style-name="P23"><text:span text:style-name="T6">H</text:span><text:span text:style-name="T12">2</text:span></text:p>
          </table:table-cell>
          <table:table-cell table:style-name="t1.D3" office:value-type="string">
            <text:p text:style-name="P23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7">0,7 <text:span text:style-name="T8">µ</text:span>Sv/h</text:p>
          </table:table-cell>
          <table:table-cell table:style-name="t1.B5" office:value-type="string">
            <text:p text:style-name="P18">$1-30.</text:p>
          </table:table-cell>
          <table:table-cell table:style-name="t1.B5" office:value-type="string">
            <text:p text:style-name="P18">$1-40.</text:p>
          </table:table-cell>
          <table:table-cell table:style-name="t1.B5" office:value-type="string">
            <text:p text:style-name="P18">$1-50.</text:p>
          </table:table-cell>
          <table:table-cell table:style-name="t1.B5" office:value-type="string">
            <text:p text:style-name="P18">$1-60.</text:p>
          </table:table-cell>
          <table:table-cell table:style-name="t1.B5" office:value-type="string">
            <text:p text:style-name="P18">$1-70.</text:p>
          </table:table-cell>
          <table:table-cell table:style-name="t1.B5" office:value-type="string">
            <text:p text:style-name="P18">$1-80.</text:p>
          </table:table-cell>
          <table:table-cell table:style-name="t1.B5" office:value-type="string">
            <text:p text:style-name="P18">$1-00.</text:p>
          </table:table-cell>
          <table:table-cell table:style-name="t1.B5" office:value-type="string">
            <text:p text:style-name="P18">$1-10.</text:p>
          </table:table-cell>
          <table:table-cell table:style-name="t1.B5" office:value-type="string">
            <text:p text:style-name="P18">$1-20.</text:p>
          </table:table-cell>
          <table:table-cell table:style-name="t1.K5" table:number-rows-spanned="8" office:value-type="string">
            <text:p text:style-name="P17">±<text:span text:style-name="T5">15</text:span></text:p>
          </table:table-cell>
        </table:table-row>
        <table:table-row>
          <table:table-cell table:style-name="t1.A5" office:value-type="string">
            <text:p text:style-name="P17">7 <text:span text:style-name="T8">µ</text:span>Sv/h</text:p>
          </table:table-cell>
          <table:table-cell table:style-name="t1.B5" office:value-type="string">
            <text:p text:style-name="P18">$1-31.</text:p>
          </table:table-cell>
          <table:table-cell table:style-name="t1.B5" office:value-type="string">
            <text:p text:style-name="P18">$1-41.</text:p>
          </table:table-cell>
          <table:table-cell table:style-name="t1.B5" office:value-type="string">
            <text:p text:style-name="P18">$1-51.</text:p>
          </table:table-cell>
          <table:table-cell table:style-name="t1.B5" office:value-type="string">
            <text:p text:style-name="P18">$1-61.</text:p>
          </table:table-cell>
          <table:table-cell table:style-name="t1.B5" office:value-type="string">
            <text:p text:style-name="P18">$1-71.</text:p>
          </table:table-cell>
          <table:table-cell table:style-name="t1.B5" office:value-type="string">
            <text:p text:style-name="P18">$1-81.</text:p>
          </table:table-cell>
          <table:table-cell table:style-name="t1.B5" office:value-type="string">
            <text:p text:style-name="P18">$1-01.</text:p>
          </table:table-cell>
          <table:table-cell table:style-name="t1.B5" office:value-type="string">
            <text:p text:style-name="P18">$1-11.</text:p>
          </table:table-cell>
          <table:table-cell table:style-name="t1.B5" office:value-type="string">
            <text:p text:style-name="P18">$1-21.</text:p>
          </table:table-cell>
          <table:covered-table-cell/>
        </table:table-row>
        <table:table-row>
          <table:table-cell table:style-name="t1.A5" office:value-type="string">
            <text:p text:style-name="P17">70 <text:span text:style-name="T8">µ</text:span>Sv/h</text:p>
          </table:table-cell>
          <table:table-cell table:style-name="t1.B5" office:value-type="string">
            <text:p text:style-name="P18">$1-32.</text:p>
          </table:table-cell>
          <table:table-cell table:style-name="t1.B5" office:value-type="string">
            <text:p text:style-name="P18">$1-42.</text:p>
          </table:table-cell>
          <table:table-cell table:style-name="t1.B5" office:value-type="string">
            <text:p text:style-name="P18">$1-52.</text:p>
          </table:table-cell>
          <table:table-cell table:style-name="t1.B5" office:value-type="string">
            <text:p text:style-name="P18">$1-62.</text:p>
          </table:table-cell>
          <table:table-cell table:style-name="t1.B5" office:value-type="string">
            <text:p text:style-name="P18">$1-72.</text:p>
          </table:table-cell>
          <table:table-cell table:style-name="t1.B5" office:value-type="string">
            <text:p text:style-name="P18">$1-82.</text:p>
          </table:table-cell>
          <table:table-cell table:style-name="t1.B5" office:value-type="string">
            <text:p text:style-name="P18">$1-02.</text:p>
          </table:table-cell>
          <table:table-cell table:style-name="t1.B5" office:value-type="string">
            <text:p text:style-name="P18">$1-12.</text:p>
          </table:table-cell>
          <table:table-cell table:style-name="t1.B5" office:value-type="string">
            <text:p text:style-name="P18">$1-22.</text:p>
          </table:table-cell>
          <table:covered-table-cell/>
        </table:table-row>
        <table:table-row>
          <table:table-cell table:style-name="t1.A5" office:value-type="string">
            <text:p text:style-name="P17">0.7 mSv/h</text:p>
          </table:table-cell>
          <table:table-cell table:style-name="t1.B5" office:value-type="string">
            <text:p text:style-name="P18">$1-33.</text:p>
          </table:table-cell>
          <table:table-cell table:style-name="t1.B5" office:value-type="string">
            <text:p text:style-name="P18">$1-43.</text:p>
          </table:table-cell>
          <table:table-cell table:style-name="t1.B5" office:value-type="string">
            <text:p text:style-name="P18">$1-53.</text:p>
          </table:table-cell>
          <table:table-cell table:style-name="t1.B5" office:value-type="string">
            <text:p text:style-name="P18">$1-63.</text:p>
          </table:table-cell>
          <table:table-cell table:style-name="t1.B5" office:value-type="string">
            <text:p text:style-name="P18">$1-73.</text:p>
          </table:table-cell>
          <table:table-cell table:style-name="t1.B5" office:value-type="string">
            <text:p text:style-name="P18">$1-83.</text:p>
          </table:table-cell>
          <table:table-cell table:style-name="t1.B5" office:value-type="string">
            <text:p text:style-name="P18">$1-03.</text:p>
          </table:table-cell>
          <table:table-cell table:style-name="t1.B5" office:value-type="string">
            <text:p text:style-name="P18">$1-13.</text:p>
          </table:table-cell>
          <table:table-cell table:style-name="t1.B5" office:value-type="string">
            <text:p text:style-name="P18">$1-23.</text:p>
          </table:table-cell>
          <table:covered-table-cell/>
        </table:table-row>
        <table:table-row>
          <table:table-cell table:style-name="t1.A5" office:value-type="string">
            <text:p text:style-name="P17">7,0 mSv/h</text:p>
          </table:table-cell>
          <table:table-cell table:style-name="t1.B5" office:value-type="string">
            <text:p text:style-name="P18">$1-34.</text:p>
          </table:table-cell>
          <table:table-cell table:style-name="t1.B5" office:value-type="string">
            <text:p text:style-name="P18">$1-44.</text:p>
          </table:table-cell>
          <table:table-cell table:style-name="t1.B5" office:value-type="string">
            <text:p text:style-name="P18">$1-54.</text:p>
          </table:table-cell>
          <table:table-cell table:style-name="t1.B5" office:value-type="string">
            <text:p text:style-name="P18">$1-64.</text:p>
          </table:table-cell>
          <table:table-cell table:style-name="t1.B5" office:value-type="string">
            <text:p text:style-name="P18">$1-74.</text:p>
          </table:table-cell>
          <table:table-cell table:style-name="t1.B5" office:value-type="string">
            <text:p text:style-name="P18">$1-84.</text:p>
          </table:table-cell>
          <table:table-cell table:style-name="t1.B5" office:value-type="string">
            <text:p text:style-name="P18">$1-04.</text:p>
          </table:table-cell>
          <table:table-cell table:style-name="t1.B5" office:value-type="string">
            <text:p text:style-name="P18">$1-14.</text:p>
          </table:table-cell>
          <table:table-cell table:style-name="t1.B5" office:value-type="string">
            <text:p text:style-name="P18">$1-24.</text:p>
          </table:table-cell>
          <table:covered-table-cell/>
        </table:table-row>
        <table:table-row>
          <table:table-cell table:style-name="t1.A5" office:value-type="string">
            <text:p text:style-name="P17">70 mSv/h</text:p>
          </table:table-cell>
          <table:table-cell table:style-name="t1.B5" office:value-type="string">
            <text:p text:style-name="P18">$1-35.</text:p>
          </table:table-cell>
          <table:table-cell table:style-name="t1.B5" office:value-type="string">
            <text:p text:style-name="P18">$1-45.</text:p>
          </table:table-cell>
          <table:table-cell table:style-name="t1.B5" office:value-type="string">
            <text:p text:style-name="P18">$1-55.</text:p>
          </table:table-cell>
          <table:table-cell table:style-name="t1.B5" office:value-type="string">
            <text:p text:style-name="P18">$1-65.</text:p>
          </table:table-cell>
          <table:table-cell table:style-name="t1.B5" office:value-type="string">
            <text:p text:style-name="P18">$1-75.</text:p>
          </table:table-cell>
          <table:table-cell table:style-name="t1.B5" office:value-type="string">
            <text:p text:style-name="P18">$1-85.</text:p>
          </table:table-cell>
          <table:table-cell table:style-name="t1.B5" office:value-type="string">
            <text:p text:style-name="P18">$1-05.</text:p>
          </table:table-cell>
          <table:table-cell table:style-name="t1.B5" office:value-type="string">
            <text:p text:style-name="P18">$1-15.</text:p>
          </table:table-cell>
          <table:table-cell table:style-name="t1.B5" office:value-type="string">
            <text:p text:style-name="P18">$1-25.</text:p>
          </table:table-cell>
          <table:covered-table-cell/>
        </table:table-row>
        <table:table-row>
          <table:table-cell table:style-name="t1.A5" office:value-type="string">
            <text:p text:style-name="P17"><text:span text:style-name="T18">0,7</text:span> Sv/h</text:p>
          </table:table-cell>
          <table:table-cell table:style-name="t1.B5" office:value-type="string">
            <text:p text:style-name="P18">$1-36.</text:p>
          </table:table-cell>
          <table:table-cell table:style-name="t1.B5" office:value-type="string">
            <text:p text:style-name="P18">$1-46.</text:p>
          </table:table-cell>
          <table:table-cell table:style-name="t1.B5" office:value-type="string">
            <text:p text:style-name="P18">$1-56.</text:p>
          </table:table-cell>
          <table:table-cell table:style-name="t1.B5" office:value-type="string">
            <text:p text:style-name="P18">$1-66.</text:p>
          </table:table-cell>
          <table:table-cell table:style-name="t1.B5" office:value-type="string">
            <text:p text:style-name="P18">$1-76.</text:p>
          </table:table-cell>
          <table:table-cell table:style-name="t1.B5" office:value-type="string">
            <text:p text:style-name="P18">$1-86.</text:p>
          </table:table-cell>
          <table:table-cell table:style-name="t1.B5" office:value-type="string">
            <text:p text:style-name="P18">$1-06.</text:p>
          </table:table-cell>
          <table:table-cell table:style-name="t1.B5" office:value-type="string">
            <text:p text:style-name="P18">$1-16.</text:p>
          </table:table-cell>
          <table:table-cell table:style-name="t1.B5" office:value-type="string">
            <text:p text:style-name="P18">$1-26.</text:p>
          </table:table-cell>
          <table:covered-table-cell/>
        </table:table-row>
        <table:table-row>
          <table:table-cell table:style-name="t1.A12" office:value-type="string">
            <text:p text:style-name="P17">7 Sv/h</text:p>
          </table:table-cell>
          <table:table-cell table:style-name="t1.B12" office:value-type="string">
            <text:p text:style-name="P18">$1-37.</text:p>
          </table:table-cell>
          <table:table-cell table:style-name="t1.B12" office:value-type="string">
            <text:p text:style-name="P18">$1-47.</text:p>
          </table:table-cell>
          <table:table-cell table:style-name="t1.B12" office:value-type="string">
            <text:p text:style-name="P18">$1-57.</text:p>
          </table:table-cell>
          <table:table-cell table:style-name="t1.B12" office:value-type="string">
            <text:p text:style-name="P18">$1-67.</text:p>
          </table:table-cell>
          <table:table-cell table:style-name="t1.B12" office:value-type="string">
            <text:p text:style-name="P18">$1-77.</text:p>
          </table:table-cell>
          <table:table-cell table:style-name="t1.B12" office:value-type="string">
            <text:p text:style-name="P18">$1-87.</text:p>
          </table:table-cell>
          <table:table-cell table:style-name="t1.B12" office:value-type="string">
            <text:p text:style-name="P18">$1-07.</text:p>
          </table:table-cell>
          <table:table-cell table:style-name="t1.B12" office:value-type="string">
            <text:p text:style-name="P18">$1-17.</text:p>
          </table:table-cell>
          <table:table-cell table:style-name="t1.B12" office:value-type="string">
            <text:p text:style-name="P18">$1-27.</text:p>
          </table:table-cell>
          <table:covered-table-cell/>
        </table:table-row>
      </table:table>
      <text:p text:style-name="P40"/>
      <text:p text:style-name="P41"/>
      <table:table table:name="Таблица12" table:style-name="Таблица12">
        <table:table-column table:style-name="Таблица12.A" table:number-columns-repeated="3"/>
        <table:table-row>
          <table:table-cell table:style-name="Таблица12.A1" office:value-type="string">
            <text:p text:style-name="P42">S/N</text:p>
          </table:table-cell>
          <table:table-cell table:style-name="Таблица12.B1" office:value-type="string">
            <text:p text:style-name="P37"><text:span text:style-name="T20">Н</text:span><text:span text:style-name="T17">с</text:span><text:span text:style-name="T14"> </text:span><text:span text:style-name="T7">calibration value, </text:span></text:p>
            <text:p text:style-name="P38">nSv/h</text:p>
          </table:table-cell>
          <table:table-cell table:style-name="Таблица12.C1" office:value-type="string">
            <text:p text:style-name="P35">Source activity,</text:p>
            <text:p text:style-name="P39">kBq 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3">$bd_num_g1<text:span text:style-name="T33">$</text:span></text:p>
          </table:table-cell>
          <table:table-cell table:style-name="tgrad1.B1" office:value-type="string">
            <text:p text:style-name="P13">$grad1$</text:p>
          </table:table-cell>
          <table:table-cell table:style-name="tgrad1.C1" office:value-type="string">
            <text:p text:style-name="P14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13">$bd_num_g2<text:span text:style-name="T33">$</text:span></text:p>
          </table:table-cell>
          <table:table-cell table:style-name="tgrad2.B1" office:value-type="string">
            <text:p text:style-name="P13">$grad2$</text:p>
          </table:table-cell>
          <table:table-cell table:style-name="tgrad2.C1" office:value-type="string">
            <text:p text:style-name="P14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13">$bd_num_g3<text:span text:style-name="T33">$</text:span></text:p>
          </table:table-cell>
          <table:table-cell table:style-name="tgrad3.B1" office:value-type="string">
            <text:p text:style-name="P13">$grad3$</text:p>
          </table:table-cell>
          <table:table-cell table:style-name="tgrad3.C1" office:value-type="string">
            <text:p text:style-name="P14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13">$bd_num_g4<text:span text:style-name="T33">$</text:span></text:p>
          </table:table-cell>
          <table:table-cell table:style-name="tgrad4.B1" office:value-type="string">
            <text:p text:style-name="P13">$grad4$</text:p>
          </table:table-cell>
          <table:table-cell table:style-name="tgrad4.C1" office:value-type="string">
            <text:p text:style-name="P14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13">$bd_num_g5<text:span text:style-name="T33">$</text:span></text:p>
          </table:table-cell>
          <table:table-cell table:style-name="tgrad5.B1" office:value-type="string">
            <text:p text:style-name="P13">$grad5$</text:p>
          </table:table-cell>
          <table:table-cell table:style-name="tgrad5.C1" office:value-type="string">
            <text:p text:style-name="P14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13">$bd_num_g6<text:span text:style-name="T33">$</text:span></text:p>
          </table:table-cell>
          <table:table-cell table:style-name="tgrad6.B1" office:value-type="string">
            <text:p text:style-name="P13">$grad6$</text:p>
          </table:table-cell>
          <table:table-cell table:style-name="tgrad6.C1" office:value-type="string">
            <text:p text:style-name="P14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13">$bd_num_g7<text:span text:style-name="T33">$</text:span></text:p>
          </table:table-cell>
          <table:table-cell table:style-name="tgrad7.B1" office:value-type="string">
            <text:p text:style-name="P13">$grad7$</text:p>
          </table:table-cell>
          <table:table-cell table:style-name="tgrad7.C1" office:value-type="string">
            <text:p text:style-name="P14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13">$bd_num_g8<text:span text:style-name="T33">$</text:span></text:p>
          </table:table-cell>
          <table:table-cell table:style-name="tgrad8.B1" office:value-type="string">
            <text:p text:style-name="P13">$grad8$</text:p>
          </table:table-cell>
          <table:table-cell table:style-name="tgrad8.C1" office:value-type="string">
            <text:p text:style-name="P14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13">$bd_num_g9<text:span text:style-name="T33">$</text:span></text:p>
          </table:table-cell>
          <table:table-cell table:style-name="tgrad9.B1" office:value-type="string">
            <text:p text:style-name="P13">$grad9$</text:p>
          </table:table-cell>
          <table:table-cell table:style-name="tgrad9.C1" office:value-type="string">
            <text:p text:style-name="P14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13">$bd_num_g10<text:span text:style-name="T33">$</text:span></text:p>
          </table:table-cell>
          <table:table-cell table:style-name="tgrad10.B1" office:value-type="string">
            <text:p text:style-name="P13">$grad10$</text:p>
          </table:table-cell>
          <table:table-cell table:style-name="tgrad10.C1" office:value-type="string">
            <text:p text:style-name="P14">$activity</text:p>
          </table:table-cell>
        </table:table-row>
      </table:table>
      <table:table table:name="tgrad11" table:style-name="tgrad11">
        <table:table-column table:style-name="tgrad11.A" table:number-columns-repeated="3"/>
        <table:table-row>
          <table:table-cell table:style-name="tgrad11.A1" office:value-type="string">
            <text:p text:style-name="P13">$bd_num_g11<text:span text:style-name="T33">$</text:span></text:p>
          </table:table-cell>
          <table:table-cell table:style-name="tgrad11.B1" office:value-type="string">
            <text:p text:style-name="P13">$grad11$</text:p>
          </table:table-cell>
          <table:table-cell table:style-name="tgrad11.C1" office:value-type="string">
            <text:p text:style-name="P14">$activity</text:p>
          </table:table-cell>
        </table:table-row>
      </table:table>
      <table:table table:name="tgrad12" table:style-name="tgrad12">
        <table:table-column table:style-name="tgrad12.A" table:number-columns-repeated="3"/>
        <table:table-row>
          <table:table-cell table:style-name="tgrad12.A1" office:value-type="string">
            <text:p text:style-name="P13">$bd_num_g12<text:span text:style-name="T33">$</text:span></text:p>
          </table:table-cell>
          <table:table-cell table:style-name="tgrad12.B1" office:value-type="string">
            <text:p text:style-name="P13">$grad12$</text:p>
          </table:table-cell>
          <table:table-cell table:style-name="tgrad12.C1" office:value-type="string">
            <text:p text:style-name="P14">$activity</text:p>
          </table:table-cell>
        </table:table-row>
      </table:table>
      <table:table table:name="tgrad13" table:style-name="tgrad13">
        <table:table-column table:style-name="tgrad13.A" table:number-columns-repeated="3"/>
        <table:table-row>
          <table:table-cell table:style-name="tgrad13.A1" office:value-type="string">
            <text:p text:style-name="P13">$bd_num_g13<text:span text:style-name="T33">$</text:span></text:p>
          </table:table-cell>
          <table:table-cell table:style-name="tgrad13.B1" office:value-type="string">
            <text:p text:style-name="P13">$grad13$</text:p>
          </table:table-cell>
          <table:table-cell table:style-name="tgrad13.C1" office:value-type="string">
            <text:p text:style-name="P14">$activity</text:p>
          </table:table-cell>
        </table:table-row>
      </table:table>
      <table:table table:name="tgrad14" table:style-name="tgrad14">
        <table:table-column table:style-name="tgrad14.A" table:number-columns-repeated="3"/>
        <text:soft-page-break/>
        <table:table-row>
          <table:table-cell table:style-name="tgrad14.A1" office:value-type="string">
            <text:p text:style-name="P13">$bd_num_g14<text:span text:style-name="T33">$</text:span></text:p>
          </table:table-cell>
          <table:table-cell table:style-name="tgrad14.B1" office:value-type="string">
            <text:p text:style-name="P13">$grad14$</text:p>
          </table:table-cell>
          <table:table-cell table:style-name="tgrad14.C1" office:value-type="string">
            <text:p text:style-name="P14">$activity</text:p>
          </table:table-cell>
        </table:table-row>
      </table:table>
      <table:table table:name="tgrad15" table:style-name="tgrad15">
        <table:table-column table:style-name="tgrad15.A" table:number-columns-repeated="3"/>
        <table:table-row>
          <table:table-cell table:style-name="tgrad15.A1" office:value-type="string">
            <text:p text:style-name="P13">$bd_num_g15<text:span text:style-name="T33">$</text:span></text:p>
          </table:table-cell>
          <table:table-cell table:style-name="tgrad15.B1" office:value-type="string">
            <text:p text:style-name="P13">$grad15$</text:p>
          </table:table-cell>
          <table:table-cell table:style-name="tgrad15.C1" office:value-type="string">
            <text:p text:style-name="P14">$activity</text:p>
          </table:table-cell>
        </table:table-row>
      </table:table>
      <table:table table:name="tgrad16" table:style-name="tgrad16">
        <table:table-column table:style-name="tgrad16.A" table:number-columns-repeated="3"/>
        <table:table-row>
          <table:table-cell table:style-name="tgrad16.A1" office:value-type="string">
            <text:p text:style-name="P13">$bd_num_g16<text:span text:style-name="T33">$</text:span></text:p>
          </table:table-cell>
          <table:table-cell table:style-name="tgrad16.B1" office:value-type="string">
            <text:p text:style-name="P13">$grad16$</text:p>
          </table:table-cell>
          <table:table-cell table:style-name="tgrad16.C1" office:value-type="string">
            <text:p text:style-name="P14">$activity</text:p>
          </table:table-cell>
        </table:table-row>
      </table:table>
      <table:table table:name="tgrad17" table:style-name="tgrad17">
        <table:table-column table:style-name="tgrad17.A" table:number-columns-repeated="3"/>
        <table:table-row>
          <table:table-cell table:style-name="tgrad17.A1" office:value-type="string">
            <text:p text:style-name="P13">$bd_num_g17<text:span text:style-name="T33">$</text:span></text:p>
          </table:table-cell>
          <table:table-cell table:style-name="tgrad17.B1" office:value-type="string">
            <text:p text:style-name="P13">$grad17$</text:p>
          </table:table-cell>
          <table:table-cell table:style-name="tgrad17.C1" office:value-type="string">
            <text:p text:style-name="P14">$activity</text:p>
          </table:table-cell>
        </table:table-row>
      </table:table>
      <table:table table:name="tgrad18" table:style-name="tgrad18">
        <table:table-column table:style-name="tgrad18.A" table:number-columns-repeated="3"/>
        <table:table-row>
          <table:table-cell table:style-name="tgrad18.A1" office:value-type="string">
            <text:p text:style-name="P13">$bd_num_g18<text:span text:style-name="T33">$</text:span></text:p>
          </table:table-cell>
          <table:table-cell table:style-name="tgrad18.B1" office:value-type="string">
            <text:p text:style-name="P13">$grad18$</text:p>
          </table:table-cell>
          <table:table-cell table:style-name="tgrad18.C1" office:value-type="string">
            <text:p text:style-name="P14">$activity</text:p>
          </table:table-cell>
        </table:table-row>
      </table:table>
      <table:table table:name="tgrad19" table:style-name="tgrad19">
        <table:table-column table:style-name="tgrad19.A" table:number-columns-repeated="3"/>
        <table:table-row>
          <table:table-cell table:style-name="tgrad19.A1" office:value-type="string">
            <text:p text:style-name="P13">$bd_num_g19<text:span text:style-name="T33">$</text:span></text:p>
          </table:table-cell>
          <table:table-cell table:style-name="tgrad19.B1" office:value-type="string">
            <text:p text:style-name="P13">$grad19$</text:p>
          </table:table-cell>
          <table:table-cell table:style-name="tgrad19.C1" office:value-type="string">
            <text:p text:style-name="P14">$activity</text:p>
          </table:table-cell>
        </table:table-row>
      </table:table>
      <table:table table:name="tgrad20" table:style-name="tgrad20">
        <table:table-column table:style-name="tgrad20.A" table:number-columns-repeated="3"/>
        <table:table-row>
          <table:table-cell table:style-name="tgrad20.A1" office:value-type="string">
            <text:p text:style-name="P13">$bd_num_g20<text:span text:style-name="T33">$</text:span></text:p>
          </table:table-cell>
          <table:table-cell table:style-name="tgrad20.B1" office:value-type="string">
            <text:p text:style-name="P13">$grad20$</text:p>
          </table:table-cell>
          <table:table-cell table:style-name="tgrad20.C1" office:value-type="string">
            <text:p text:style-name="P14">$activity</text:p>
          </table:table-cell>
        </table:table-row>
      </table:table>
      <table:table table:name="tgrad21" table:style-name="tgrad21">
        <table:table-column table:style-name="tgrad21.A" table:number-columns-repeated="3"/>
        <table:table-row>
          <table:table-cell table:style-name="tgrad21.A1" office:value-type="string">
            <text:p text:style-name="P13">$bd_num_g21<text:span text:style-name="T33">$</text:span></text:p>
          </table:table-cell>
          <table:table-cell table:style-name="tgrad21.B1" office:value-type="string">
            <text:p text:style-name="P13">$grad21$</text:p>
          </table:table-cell>
          <table:table-cell table:style-name="tgrad21.C1" office:value-type="string">
            <text:p text:style-name="P14">$activity</text:p>
          </table:table-cell>
        </table:table-row>
      </table:table>
      <table:table table:name="tgrad22" table:style-name="tgrad22">
        <table:table-column table:style-name="tgrad22.A" table:number-columns-repeated="3"/>
        <table:table-row>
          <table:table-cell table:style-name="tgrad22.A1" office:value-type="string">
            <text:p text:style-name="P13">$bd_num_g22<text:span text:style-name="T33">$</text:span></text:p>
          </table:table-cell>
          <table:table-cell table:style-name="tgrad22.B1" office:value-type="string">
            <text:p text:style-name="P13">$grad22$</text:p>
          </table:table-cell>
          <table:table-cell table:style-name="tgrad22.C1" office:value-type="string">
            <text:p text:style-name="P14">$activity</text:p>
          </table:table-cell>
        </table:table-row>
      </table:table>
      <table:table table:name="tgrad23" table:style-name="tgrad23">
        <table:table-column table:style-name="tgrad23.A" table:number-columns-repeated="3"/>
        <table:table-row>
          <table:table-cell table:style-name="tgrad23.A1" office:value-type="string">
            <text:p text:style-name="P13">$bd_num_g23<text:span text:style-name="T33">$</text:span></text:p>
          </table:table-cell>
          <table:table-cell table:style-name="tgrad23.B1" office:value-type="string">
            <text:p text:style-name="P13">$grad23$</text:p>
          </table:table-cell>
          <table:table-cell table:style-name="tgrad23.C1" office:value-type="string">
            <text:p text:style-name="P14">$activity</text:p>
          </table:table-cell>
        </table:table-row>
      </table:table>
      <table:table table:name="tgrad24" table:style-name="tgrad24">
        <table:table-column table:style-name="tgrad24.A" table:number-columns-repeated="3"/>
        <table:table-row>
          <table:table-cell table:style-name="tgrad24.A1" office:value-type="string">
            <text:p text:style-name="P13">$bd_num_g24<text:span text:style-name="T33">$</text:span></text:p>
          </table:table-cell>
          <table:table-cell table:style-name="tgrad24.B1" office:value-type="string">
            <text:p text:style-name="P13">$grad24$</text:p>
          </table:table-cell>
          <table:table-cell table:style-name="tgrad24.C1" office:value-type="string">
            <text:p text:style-name="P14">$activity</text:p>
          </table:table-cell>
        </table:table-row>
      </table:table>
      <table:table table:name="tgrad25" table:style-name="tgrad25">
        <table:table-column table:style-name="tgrad25.A" table:number-columns-repeated="3"/>
        <table:table-row>
          <table:table-cell table:style-name="tgrad25.A1" office:value-type="string">
            <text:p text:style-name="P13">$bd_num_g25<text:span text:style-name="T33">$</text:span></text:p>
          </table:table-cell>
          <table:table-cell table:style-name="tgrad25.B1" office:value-type="string">
            <text:p text:style-name="P13">$grad25$</text:p>
          </table:table-cell>
          <table:table-cell table:style-name="tgrad25.C1" office:value-type="string">
            <text:p text:style-name="P14">$activity</text:p>
          </table:table-cell>
        </table:table-row>
      </table:table>
      <table:table table:name="tgrad26" table:style-name="tgrad26">
        <table:table-column table:style-name="tgrad26.A" table:number-columns-repeated="3"/>
        <table:table-row>
          <table:table-cell table:style-name="tgrad26.A1" office:value-type="string">
            <text:p text:style-name="P13">$bd_num_g26<text:span text:style-name="T33">$</text:span></text:p>
          </table:table-cell>
          <table:table-cell table:style-name="tgrad26.B1" office:value-type="string">
            <text:p text:style-name="P13">$grad26$</text:p>
          </table:table-cell>
          <table:table-cell table:style-name="tgrad26.C1" office:value-type="string">
            <text:p text:style-name="P14">$activity</text:p>
          </table:table-cell>
        </table:table-row>
      </table:table>
      <table:table table:name="tgrad27" table:style-name="tgrad27">
        <table:table-column table:style-name="tgrad27.A" table:number-columns-repeated="3"/>
        <table:table-row>
          <table:table-cell table:style-name="tgrad27.A1" office:value-type="string">
            <text:p text:style-name="P13">$bd_num_g27<text:span text:style-name="T33">$</text:span></text:p>
          </table:table-cell>
          <table:table-cell table:style-name="tgrad27.B1" office:value-type="string">
            <text:p text:style-name="P13">$grad27$</text:p>
          </table:table-cell>
          <table:table-cell table:style-name="tgrad27.C1" office:value-type="string">
            <text:p text:style-name="P14">$activity</text:p>
          </table:table-cell>
        </table:table-row>
      </table:table>
      <table:table table:name="tgrad28" table:style-name="tgrad28">
        <table:table-column table:style-name="tgrad28.A" table:number-columns-repeated="3"/>
        <table:table-row>
          <table:table-cell table:style-name="tgrad28.A1" office:value-type="string">
            <text:p text:style-name="P13">$bd_num_g28<text:span text:style-name="T33">$</text:span></text:p>
          </table:table-cell>
          <table:table-cell table:style-name="tgrad28.B1" office:value-type="string">
            <text:p text:style-name="P13">$grad28$</text:p>
          </table:table-cell>
          <table:table-cell table:style-name="tgrad28.C1" office:value-type="string">
            <text:p text:style-name="P14">$activity</text:p>
          </table:table-cell>
        </table:table-row>
      </table:table>
      <table:table table:name="tgrad29" table:style-name="tgrad29">
        <table:table-column table:style-name="tgrad29.A" table:number-columns-repeated="3"/>
        <table:table-row>
          <table:table-cell table:style-name="tgrad29.A1" office:value-type="string">
            <text:p text:style-name="P13">$bd_num_g29<text:span text:style-name="T33">$</text:span></text:p>
          </table:table-cell>
          <table:table-cell table:style-name="tgrad29.B1" office:value-type="string">
            <text:p text:style-name="P13">$grad29$</text:p>
          </table:table-cell>
          <table:table-cell table:style-name="tgrad29.C1" office:value-type="string">
            <text:p text:style-name="P14">$activity</text:p>
          </table:table-cell>
        </table:table-row>
      </table:table>
      <table:table table:name="tgrad30" table:style-name="tgrad30">
        <table:table-column table:style-name="tgrad30.A" table:number-columns-repeated="3"/>
        <table:table-row>
          <table:table-cell table:style-name="tgrad30.A1" office:value-type="string">
            <text:p text:style-name="P13">$bd_num_g30<text:span text:style-name="T33">$</text:span></text:p>
          </table:table-cell>
          <table:table-cell table:style-name="tgrad30.B1" office:value-type="string">
            <text:p text:style-name="P13">$grad30$</text:p>
          </table:table-cell>
          <table:table-cell table:style-name="tgrad30.C1" office:value-type="string">
            <text:p text:style-name="P14">$activity</text:p>
          </table:table-cell>
        </table:table-row>
      </table:table>
      <table:table table:name="tgrad31" table:style-name="tgrad31">
        <table:table-column table:style-name="tgrad31.A" table:number-columns-repeated="3"/>
        <table:table-row>
          <table:table-cell table:style-name="tgrad31.A1" office:value-type="string">
            <text:p text:style-name="P13">$bd_num_g31<text:span text:style-name="T33">$</text:span></text:p>
          </table:table-cell>
          <table:table-cell table:style-name="tgrad31.B1" office:value-type="string">
            <text:p text:style-name="P13">$grad31$</text:p>
          </table:table-cell>
          <table:table-cell table:style-name="tgrad31.C1" office:value-type="string">
            <text:p text:style-name="P14">$activity</text:p>
          </table:table-cell>
        </table:table-row>
      </table:table>
      <table:table table:name="tgrad32" table:style-name="tgrad32">
        <table:table-column table:style-name="tgrad32.A" table:number-columns-repeated="3"/>
        <table:table-row>
          <table:table-cell table:style-name="tgrad32.A1" office:value-type="string">
            <text:p text:style-name="P13">$bd_num_g32<text:span text:style-name="T33">$</text:span></text:p>
          </table:table-cell>
          <table:table-cell table:style-name="tgrad32.B1" office:value-type="string">
            <text:p text:style-name="P13">$grad32$</text:p>
          </table:table-cell>
          <table:table-cell table:style-name="tgrad32.C1" office:value-type="string">
            <text:p text:style-name="P14">$activity</text:p>
          </table:table-cell>
        </table:table-row>
      </table:table>
      <table:table table:name="tgrad33" table:style-name="tgrad33">
        <table:table-column table:style-name="tgrad33.A" table:number-columns-repeated="3"/>
        <table:table-row>
          <table:table-cell table:style-name="tgrad33.A1" office:value-type="string">
            <text:p text:style-name="P13">$bd_num_g33<text:span text:style-name="T33">$</text:span></text:p>
          </table:table-cell>
          <table:table-cell table:style-name="tgrad33.B1" office:value-type="string">
            <text:p text:style-name="P13">$grad33$</text:p>
          </table:table-cell>
          <table:table-cell table:style-name="tgrad33.C1" office:value-type="string">
            <text:p text:style-name="P14">$activity</text:p>
          </table:table-cell>
        </table:table-row>
      </table:table>
      <table:table table:name="tgrad34" table:style-name="tgrad34">
        <table:table-column table:style-name="tgrad34.A" table:number-columns-repeated="3"/>
        <table:table-row>
          <table:table-cell table:style-name="tgrad34.A1" office:value-type="string">
            <text:p text:style-name="P13">$bd_num_g34<text:span text:style-name="T33">$</text:span></text:p>
          </table:table-cell>
          <table:table-cell table:style-name="tgrad34.B1" office:value-type="string">
            <text:p text:style-name="P13">$grad34$</text:p>
          </table:table-cell>
          <table:table-cell table:style-name="tgrad34.C1" office:value-type="string">
            <text:p text:style-name="P14">$activity</text:p>
          </table:table-cell>
        </table:table-row>
      </table:table>
      <table:table table:name="tgrad35" table:style-name="tgrad35">
        <table:table-column table:style-name="tgrad35.A" table:number-columns-repeated="3"/>
        <table:table-row>
          <table:table-cell table:style-name="tgrad35.A1" office:value-type="string">
            <text:p text:style-name="P13">$bd_num_g35<text:span text:style-name="T33">$</text:span></text:p>
          </table:table-cell>
          <table:table-cell table:style-name="tgrad35.B1" office:value-type="string">
            <text:p text:style-name="P13">$grad35$</text:p>
          </table:table-cell>
          <table:table-cell table:style-name="tgrad35.C1" office:value-type="string">
            <text:p text:style-name="P14">$activity</text:p>
          </table:table-cell>
        </table:table-row>
      </table:table>
      <table:table table:name="tgrad36" table:style-name="tgrad36">
        <table:table-column table:style-name="tgrad36.A" table:number-columns-repeated="3"/>
        <table:table-row>
          <table:table-cell table:style-name="tgrad36.A1" office:value-type="string">
            <text:p text:style-name="P13">$bd_num_g36<text:span text:style-name="T33">$</text:span></text:p>
          </table:table-cell>
          <table:table-cell table:style-name="tgrad36.B1" office:value-type="string">
            <text:p text:style-name="P13">$grad36$</text:p>
          </table:table-cell>
          <table:table-cell table:style-name="tgrad36.C1" office:value-type="string">
            <text:p text:style-name="P14">$activity</text:p>
          </table:table-cell>
        </table:table-row>
      </table:table>
      <table:table table:name="tgrad37" table:style-name="tgrad37">
        <table:table-column table:style-name="tgrad37.A" table:number-columns-repeated="3"/>
        <table:table-row>
          <table:table-cell table:style-name="tgrad37.A1" office:value-type="string">
            <text:p text:style-name="P13">$bd_num_g37<text:span text:style-name="T33">$</text:span></text:p>
          </table:table-cell>
          <table:table-cell table:style-name="tgrad37.B1" office:value-type="string">
            <text:p text:style-name="P13">$grad37$</text:p>
          </table:table-cell>
          <table:table-cell table:style-name="tgrad37.C1" office:value-type="string">
            <text:p text:style-name="P14">$activity</text:p>
          </table:table-cell>
        </table:table-row>
      </table:table>
      <table:table table:name="tgrad38" table:style-name="tgrad38">
        <table:table-column table:style-name="tgrad38.A" table:number-columns-repeated="3"/>
        <table:table-row>
          <table:table-cell table:style-name="tgrad38.A1" office:value-type="string">
            <text:p text:style-name="P13">$bd_num_g38<text:span text:style-name="T33">$</text:span></text:p>
          </table:table-cell>
          <table:table-cell table:style-name="tgrad38.B1" office:value-type="string">
            <text:p text:style-name="P13">$grad38$</text:p>
          </table:table-cell>
          <table:table-cell table:style-name="tgrad38.C1" office:value-type="string">
            <text:p text:style-name="P14">$activity</text:p>
          </table:table-cell>
        </table:table-row>
      </table:table>
      <table:table table:name="tgrad39" table:style-name="tgrad39">
        <table:table-column table:style-name="tgrad39.A" table:number-columns-repeated="3"/>
        <table:table-row>
          <table:table-cell table:style-name="tgrad39.A1" office:value-type="string">
            <text:p text:style-name="P13">$bd_num_g39<text:span text:style-name="T33">$</text:span></text:p>
          </table:table-cell>
          <table:table-cell table:style-name="tgrad39.B1" office:value-type="string">
            <text:p text:style-name="P13">$grad39$</text:p>
          </table:table-cell>
          <table:table-cell table:style-name="tgrad39.C1" office:value-type="string">
            <text:p text:style-name="P14">$activity</text:p>
          </table:table-cell>
        </table:table-row>
      </table:table>
      <table:table table:name="tgrad40" table:style-name="tgrad40">
        <table:table-column table:style-name="tgrad40.A" table:number-columns-repeated="3"/>
        <table:table-row>
          <table:table-cell table:style-name="tgrad40.A1" office:value-type="string">
            <text:p text:style-name="P13">$bd_num_g40<text:span text:style-name="T33">$</text:span></text:p>
          </table:table-cell>
          <table:table-cell table:style-name="tgrad40.B1" office:value-type="string">
            <text:p text:style-name="P13">$grad40$</text:p>
          </table:table-cell>
          <table:table-cell table:style-name="tgrad40.C1" office:value-type="string">
            <text:p text:style-name="P14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P36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Calibrated by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31">(signature)</text:p>
          </table:table-cell>
        </table:table-row>
        <table:table-row>
          <table:table-cell table:style-name="Таблица1.A1" office:value-type="string">
            <text:p text:style-name="P28">Technical control: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31">(signature)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70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17:44.79</dc:date>
    <meta:print-date>2019-04-03T15:18:00</meta:print-date>
    <meta:editing-cycles>146</meta:editing-cycles>
    <meta:editing-duration>PT10H46M16S</meta:editing-duration>
    <meta:generator>OpenOffice/4.1.6$Win32 OpenOffice.org_project/416m1$Build-9790</meta:generator>
    <meta:document-statistic meta:table-count="44" meta:image-count="1" meta:object-count="0" meta:page-count="2" meta:paragraph-count="250" meta:word-count="353" meta:character-count="2711"/>
  </office:meta>
</office:document-meta>
</file>